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19.91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6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MB-ADAU1361A</text:p>
          </table:table-cell>
          <table:table-cell office:value-type="string" calcext:value-type="string">
            <text:p>Codec_Modules:UMB-ADAU1361A</text:p>
          </table:table-cell>
          <table:table-cell office:value-type="string" calcext:value-type="string">
            <text:p>http://dsps.shop-pro.jp/?pid=82798273</text:p>
          </table:table-cell>
          <table:table-cell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FS_B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CK_A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S_A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ST0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Connector_PinHeader_2.54mm:PinHeader_2x17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Header_2.54mm:PinHeader_2x15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ot needed unless connecti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16:50:09.956081623</dc:date>
    <meta:editing-duration>PT47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